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14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27"/>
            <text:p text:style-name="P27"/>
            <text:p text:style-name="P27"/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7"><text:s/><text:placeholder text:placeholder-type="text">&lt;(o.partner_id and o.partner_id.state_id.name or '').upper()&gt;</text:placeholder></text:p>
            <text:p text:style-name="P27"><text:s/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7"/>
            <text:p text:style-name="P27"/>
            <text:p text:style-name="P27"/>
            <text:p text:style-name="P27"/>
            <text:p text:style-name="P27"><text:placeholder text:placeholder-type="text">&lt;(o.cons_loca and o.cons_loca.name or '').upper()&gt;</text:placeholder> </text:p>
            <text:p text:style-name="P27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7"><text:placeholder text:placeholder-type="text">&lt;(o.cons_loca and o.cons_loca.state_id.name or '').upper()&gt;</text:placeholder></text:p>
            <text:p text:style-name="P27"><text:placeholder text:placeholder-type="text">&lt;(o.cons_loca and o.cons_loca.country_id.name or '').upper()&gt;</text:placeholder></text:p>
            <text:p text:style-name="P27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7"><text:s/></text:p>
            <text:p text:style-name="P27"><text:s/></text:p>
            <text:p text:style-name="P27"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33"><text:s/>PAN Number </text:p>
            <text:p text:style-name="P33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27"/>
            <text:p text:style-name="P27"/>
            <text:p text:style-name="P27">:<text:placeholder text:placeholder-type="text">&lt;o.partner_id and o.partner_id.range or ''&gt;</text:placeholder></text:p>
            <text:p text:style-name="P27">:<text:placeholder text:placeholder-type="text">&lt;o.partner_id and o.partner_id.division or ''&gt;</text:placeholder></text:p>
            <text:p text:style-name="P27">:<text:placeholder text:placeholder-type="text">&lt;o.partner_id and o.partner_id.commissionerate or ''&gt;</text:placeholder></text:p>
            <text:p text:style-name="P27">:<text:span text:style-name="T1"><text:placeholder text:placeholder-type="text">&lt;o.partner_id and o.partner_id.ce_rc or ''&gt;</text:placeholder></text:span></text:p>
            <text:p text:style-name="P27">:<text:span text:style-name="T1"><text:placeholder text:placeholder-type="text">&lt;o.partner_id and o.partner_id.ecc or ''&gt;</text:placeholder></text:span></text:p>
            <text:p text:style-name="P27">:<text:span text:style-name="T1"><text:placeholder text:placeholder-type="text">&lt;o.partner_id and o.partner_id.pan_tin or ''&gt;</text:placeholder></text:span></text:p>
            <text:p text:style-name="P33">:<text:placeholder text:placeholder-type="text">&lt;o.partner_id and o.partner_id.cst or ''&gt;</text:placeholder></text:p>
            <text:p text:style-name="P33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5"/>
            <text:p text:style-name="P25"><text:placeholder text:placeholder-type="text">&lt;get_range_label(o)&gt;</text:placeholder> </text:p>
            <text:p text:style-name="P26"><text:placeholder text:placeholder-type="text">&lt;get_loc(o)&gt;</text:placeholder> </text:p>
            <text:p text:style-name="P26"><text:placeholder text:placeholder-type="text">&lt;get_comm(o)&gt;</text:placeholder></text:p>
            <text:p text:style-name="P26"><text:placeholder text:placeholder-type="text">&lt;get_ce(o)&gt;</text:placeholder></text:p>
            <text:p text:style-name="P26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5"/>
            <text:p text:style-name="P25"><text:placeholder text:placeholder-type="text">&lt;c(o)&gt;</text:placeholder> <text:placeholder text:placeholder-type="text">&lt;o.cons_loca and o.cons_loca.range or ''&gt;</text:placeholder></text:p>
            <text:p text:style-name="P25"><text:placeholder text:placeholder-type="text">&lt;c(o)&gt;</text:placeholder> <text:placeholder text:placeholder-type="text">&lt;o.cons_loca and o.cons_loca.division or ''&gt;</text:placeholder></text:p>
            <text:p text:style-name="P25"><text:placeholder text:placeholder-type="text">&lt;c(o)&gt;</text:placeholder> <text:placeholder text:placeholder-type="text">&lt;o.cons_loca and o.cons_loca.commissionerate or ''&gt;</text:placeholder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11:25:34</dc:date>
    <meta:editing-duration>P2DT12H46M10S</meta:editing-duration>
    <meta:editing-cycles>44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9" meta:word-count="418" meta:character-count="4405" meta:non-whitespace-character-count="3937"/>
  </office:meta>
</office:document-meta>
</file>